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29aa3e" officeooo:paragraph-rsid="0029aa3e"/>
    </style:style>
    <style:style style:name="P2" style:family="paragraph" style:parent-style-name="Standard">
      <style:text-properties style:text-underline-style="solid" style:text-underline-width="auto" style:text-underline-color="font-color" officeooo:rsid="001aac7d" officeooo:paragraph-rsid="001aac7d"/>
    </style:style>
    <style:style style:name="P3" style:family="paragraph" style:parent-style-name="Standard">
      <style:text-properties style:text-underline-style="solid" style:text-underline-width="auto" style:text-underline-color="font-color" officeooo:rsid="001edaf3" officeooo:paragraph-rsid="001edaf3"/>
    </style:style>
    <style:style style:name="P4" style:family="paragraph" style:parent-style-name="Standard">
      <style:text-properties style:text-underline-style="solid" style:text-underline-width="auto" style:text-underline-color="font-color" officeooo:rsid="0022ddb8" officeooo:paragraph-rsid="0022ddb8"/>
    </style:style>
    <style:style style:name="P5" style:family="paragraph" style:parent-style-name="Standard">
      <style:text-properties style:text-underline-style="none" officeooo:rsid="0019763a" officeooo:paragraph-rsid="0019763a"/>
    </style:style>
    <style:style style:name="P6" style:family="paragraph" style:parent-style-name="Standard">
      <style:text-properties style:text-underline-style="none" officeooo:rsid="001cb0ef" officeooo:paragraph-rsid="001cb0ef"/>
    </style:style>
    <style:style style:name="P7" style:family="paragraph" style:parent-style-name="Standard">
      <style:text-properties style:text-underline-style="none" officeooo:rsid="001eef74" officeooo:paragraph-rsid="001eef74"/>
    </style:style>
    <style:style style:name="P8" style:family="paragraph" style:parent-style-name="Standard">
      <style:text-properties fo:font-style="normal" style:text-underline-style="none" officeooo:rsid="0022ddb8" officeooo:paragraph-rsid="0022ddb8" style:font-style-asian="normal" style:font-style-complex="normal"/>
    </style:style>
    <style:style style:name="P9" style:family="paragraph" style:parent-style-name="Standard">
      <style:text-properties fo:font-style="normal" style:text-underline-style="none" officeooo:rsid="0024b141" officeooo:paragraph-rsid="0022ddb8" style:font-style-asian="normal" style:font-style-complex="normal"/>
    </style:style>
    <style:style style:name="P10" style:family="paragraph" style:parent-style-name="Standard">
      <style:text-properties fo:font-style="normal" style:text-underline-style="none" officeooo:rsid="0024b141" officeooo:paragraph-rsid="0024b141" style:font-style-asian="normal" style:font-style-complex="normal"/>
    </style:style>
    <style:style style:name="P11" style:family="paragraph" style:parent-style-name="Standard">
      <style:paragraph-properties fo:text-align="center" style:justify-single-word="false"/>
      <style:text-properties fo:font-size="14pt" style:text-underline-style="none" fo:font-weight="bold" officeooo:rsid="0029aa3e" officeooo:paragraph-rsid="0029aa3e" style:font-size-asian="12.25pt" style:font-weight-asian="bold" style:font-size-complex="14pt" style:font-weight-complex="bold"/>
    </style:style>
    <style:style style:name="T1" style:family="text">
      <style:text-properties officeooo:rsid="001aac7d"/>
    </style:style>
    <style:style style:name="T2" style:family="text">
      <style:text-properties officeooo:rsid="001da6bc"/>
    </style:style>
    <style:style style:name="T3" style:family="text">
      <style:text-properties officeooo:rsid="00200527"/>
    </style:style>
    <style:style style:name="T4" style:family="text">
      <style:text-properties officeooo:rsid="0024f3c7"/>
    </style:style>
    <style:style style:name="T5" style:family="text">
      <style:text-properties officeooo:rsid="002b74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Last Journey</text:p>
      <text:p text:style-name="P5"/>
      <text:p text:style-name="P5">Computers have certainly enriched our lives in one way or the other. <text:span text:style-name="T1">However if that is admirable or wanted is up for discussion.</text:span></text:p>
      <text:p text:style-name="P5"/>
      <text:p text:style-name="P2">50 years of decline</text:p>
      <text:p text:style-name="P2"/>
      <text:p text:style-name="P6">Since the computer has first been announced it certainly went a long way. Introduced as a tool for working only in universities it mostly benefited the normal user. <text:span text:style-name="T2">From being able to do everyday things simpler and revolutionizing the entertainment industry it also had its own haphazards built into itself. </text:span></text:p>
      <text:p text:style-name="P6"/>
      <text:p text:style-name="P3">New dangers on the horizon</text:p>
      <text:p text:style-name="P3"/>
      <text:p text:style-name="P7">Companies always imagine new ways of upgrading their technology. <text:span text:style-name="T3">The future will probably hold new biotechnology like nano-machines checking your blood and automatically healing yourself. Of course these tools can also be used to track your every move and in an unfortunate case even end you, if you disobey.</text:span></text:p>
      <text:p text:style-name="P7"/>
      <text:p text:style-name="P4">The all-connected mind</text:p>
      <text:p text:style-name="P8"/>
      <text:p text:style-name="P8">These new changes have caused serious havoc in our psyche. We are constantly stressed, angry and full of anxiety. We were not built for perennial communication, there are times when we have to be alone for our own good. Sadly most people do not realize this and stay connected all their life, damaging their mental health on the way.</text:p>
      <text:p text:style-name="P9"/>
      <text:p text:style-name="P10">We certainly have to rethink our current relationship with technology and communication. <text:span text:style-name="T4">The trends however show, that we are plunging deeper and deeper into the cyber-dystopian abyss. This street is certainly oneway and it will mostly likely be our last journ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9aa3e" officeooo:paragraph-rsid="0029aa3e"/>
    </style:style>
    <style:style style:name="MT1" style:family="text">
      <style:text-properties officeooo:rsid="002b7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chmidt <text:span text:style-name="MT1">&amp; Schönegger</text:span><text:tab/>4AHI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1:54:33.058091126</meta:creation-date>
    <dc:date>2019-02-08T08:30:50.320007379</dc:date>
    <meta:editing-duration>PT25M24S</meta:editing-duration>
    <meta:editing-cycles>16</meta:editing-cycles>
    <meta:generator>LibreOffice/6.0.7.3.0$Linux_X86_64 LibreOffice_project/00m0$Build-3</meta:generator>
    <meta:document-statistic meta:table-count="0" meta:image-count="0" meta:object-count="0" meta:page-count="1" meta:paragraph-count="10" meta:word-count="241" meta:character-count="1450" meta:non-whitespace-character-count="1218"/>
  </office:meta>
</office:document-meta>
</file>